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list-style-name="L2"/>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3"/>
    <style:style style:name="P5" style:family="paragraph" style:parent-style-name="Text_20_body" style:list-style-name="L3">
      <style:paragraph-properties fo:margin-top="0cm" fo:margin-bottom="0cm" style:contextual-spacing="false"/>
    </style:style>
    <style:style style:name="T1" style:family="text">
      <style:text-properties style:font-name="Times New Roman"/>
    </style:style>
    <style:style style:name="T2" style:family="text">
      <style:text-properties officeooo:rsid="00034a7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Strong_20_Emphasis">Rapport sur la Modélisation de la Base de Données pour les Parcours de Randonnées</text:span></text:p>
      <text:p text:style-name="Standard"/>
      <text:p text:style-name="Standard"><text:span text:style-name="Strong_20_Emphasis">3.2 Modèle Relationnel</text:span></text:p>
      <text:p text:style-name="Standard"><text:span text:style-name="Strong_20_Emphasis">Création de la Base de Données Relationnelle :</text:span></text:p>
      <text:p text:style-name="Standard">Nous avons créé une base de données relationnelle pour gérer les informations relatives aux parcours de randonnée. La spécification initiale a été traduite en un ensemble de tables interconnectées, permettant de stocker des données sur les étapes, les tronçons, les types de sol, les niveaux de confort, etc.</text:p>
      <text:p text:style-name="Standard"><text:span text:style-name="Strong_20_Emphasis">Requêtes SQL :</text:span></text:p>
      <text:list text:style-name="L2">
        <text:list-item>
          <text:p text:style-name="P1"><text:span text:style-name="Strong_20_Emphasis">Les noms des étapes accessibles directement depuis Orléans en suivant les tronçons qui en partent :</text:span></text:p>
          <text:list>
            <text:list-item>
              <text:p text:style-name="P1">Nous avons besoin des noms des étapes accessibles directement depuis Orléans. Pour cela, nous devons trouver tous les tronçons qui partent d'Orléans.</text:p>
            </text:list-item>
            <text:list-item>
              <text:p text:style-name="P1">Nous sélectionnons les étapes dont l'ID correspond à l'ID de départ des tronçons partant d'Orléans.</text:p>
            </text:list-item>
            <text:list-item>
              <text:p text:style-name="P1">Utilisation de la clause DISTINCT pour éviter les doublons.</text:p>
            </text:list-item>
          </text:list>
        </text:list-item>
        <text:list-item>
          <text:p text:style-name="P1"><text:span text:style-name="Strong_20_Emphasis">La liste des étapes accessibles depuis Orléans avec une seule étape intermédiaire :</text:span></text:p>
          <text:list>
            <text:list-item>
              <text:p text:style-name="P1">Nous devons trouver toutes les étapes accessibles depuis Orléans avec une seule étape intermédiaire. Cela signifie qu'il y a deux tronçons nécessaires pour atteindre ces étapes.</text:p>
            </text:list-item>
            <text:list-item>
              <text:p text:style-name="P1">Nous joignons les tables Etape et Troncon deux fois pour représenter les deux tronçons nécessaires.</text:p>
            </text:list-item>
            <text:list-item>
              <text:p text:style-name="P1">La première jointure nous donne les étapes accessibles directement depuis Orléans.</text:p>
            </text:list-item>
            <text:list-item>
              <text:p text:style-name="P1">La deuxième jointure nous donne les étapes accessibles depuis les étapes trouvées dans la première jointure.</text:p>
            </text:list-item>
            <text:list-item>
              <text:p text:style-name="P1">Nous sélectionnons les étapes trouvées dans la deuxième jointure.</text:p>
            </text:list-item>
            <text:list-item>
              <text:p text:style-name="P1">Utilisation de la clause DISTINCT pour éviter les doublons.</text:p>
            </text:list-item>
          </text:list>
        </text:list-item>
        <text:list-item>
          <text:p text:style-name="P1"><text:span text:style-name="Strong_20_Emphasis">La liste des étapes accessibles depuis Orléans avec un nombre quelconque d'étapes intermédiaires :</text:span></text:p>
          <text:list>
            <text:list-item>
              <text:p text:style-name="P1">Nous devons trouver toutes les étapes accessibles depuis Orléans avec un nombre quelconque d'étapes intermédiaires, c'est-à-dire qu'il n'y a pas de limite au nombre de tronçons nécessaires pour atteindre ces étapes.</text:p>
            </text:list-item>
            <text:list-item>
              <text:p text:style-name="P1">Nous utilisons une requête récursive pour parcourir les tronçons et les étapes intermédiaires.</text:p>
            </text:list-item>
            <text:list-item>
              <text:p text:style-name="P1">Dans la partie récursive de la requête, nous sélectionnons les tronçons et les étapes suivantes en utilisant les étapes précédemment trouvées.</text:p>
            </text:list-item>
            <text:list-item>
              <text:p text:style-name="P1">Nous continuons à répéter cette opération jusqu'à ce qu'il n'y ait plus de nouvelles étapes à découvrir.</text:p>
            </text:list-item>
            <text:list-item>
              <text:p text:style-name="P1">Enfin, nous sélectionnons toutes les étapes trouvées dans la <text:span text:style-name="T2">t</text:span>able résultante.</text:p>
            </text:list-item>
            <text:list-item>
              <text:p text:style-name="P1">Utilisation de la clause DISTINCT pour éviter les doublons.</text:p>
            </text:list-item>
          </text:list>
        </text:list-item>
      </text:list>
      <text:p text:style-name="Standard"/>
      <text:p text:style-name="Standard"><text:span text:style-name="Strong_20_Emphasis">3.3 Modèle Objet-Relationnel</text:span></text:p>
      <text:p text:style-name="Standard"><text:span text:style-name="Strong_20_Emphasis">Implémentation de la Base de Données Objet-Relationnelle :</text:span></text:p>
      <text:p text:style-name="Standard">Nous avons utilisé Oracle pour implémenter la base de données objet-relationnelle. Cette approche nous permet de stocker des données structurées de manière plus complexe, en utilisant des types d'objets pour représenter les tronçons, les points d'intérêt et les indices de qualité.</text:p>
      <text:p text:style-name="Standard"><text:span text:style-name="Strong_20_Emphasis">Requêtes SQL :</text:span></text:p>
      <text:list text:style-name="L3">
        <text:list-item>
          <text:p text:style-name="P4">Nombre de points d'intérêt par type pour chaque tronçon :</text:p>
          <text:list>
            <text:list-item>
              <text:p text:style-name="P5">Cette requête vise à obtenir le nombre de points d'intérêt de chaque type présents sur chaque tronçon. Elle nous permet d'analyser la distribution des points d'intérêt le long des itinéraires.</text:p>
            </text:list-item>
            <text:list-item>
              <text:p text:style-name="P5"><text:soft-page-break/>Nous utilisons des agrégations pour compter le nombre de points d'intérêt de chaque type.</text:p>
            </text:list-item>
            <text:list-item>
              <text:p text:style-name="P5">Les résultats sont regroupés par tronçon, permettant ainsi une analyse détaillée de chaque segment de l'itinéraire.</text:p>
            </text:list-item>
          </text:list>
        </text:list-item>
        <text:list-item>
          <text:p text:style-name="P4">Impact de chaque indice de qualité sur les tronçons :</text:p>
          <text:list>
            <text:list-item>
              <text:p text:style-name="P5">Cette requête est conçue pour évaluer l'impact de chaque indice de qualité sur les tronçons de l'itinéraire.</text:p>
            </text:list-item>
            <text:list-item>
              <text:p text:style-name="P5">Nous calculons une mesure d'impact en agrégeant les valeurs des indices de qualité pour chaque tronçon.</text:p>
            </text:list-item>
            <text:list-item>
              <text:p text:style-name="P4">Les résultats nous permettent d'identifier les tronçons les plus influencés par certains critères de qualité, ce qui peut être utile pour optimiser l'expérience des randonneurs.</text:p>
            </text:list-item>
          </text:list>
        </text:list-item>
      </text:list>
      <text:p text:style-name="Standard"/>
      <text:p text:style-name="Standard"/>
      <text:p text:style-name="Standard"><text:span text:style-name="Strong_20_Emphasis">3.4 Modèle Logique</text:span></text:p>
      <text:p text:style-name="Standard"><text:span text:style-name="Strong_20_Emphasis">Implémentation avec Datalog :</text:span></text:p>
      <text:p text:style-name="Standard">Pour la modélisation logique, nous avons utilisé Datalog pour écrire des programmes logiques qui permettent d'effectuer des requêtes déductives sur la base de données des parcours de randonnée. Ces programmes permettent de répondre à des questions telles que la liste des étapes connectées par des trajets de randonnée possibles et la recherche de parcours avec un nombre impair de tronçons.</text:p>
      <text:p text:style-name="Standard"/>
      <text:p text:style-name="Standard">En résumé, nous avons réussi à modéliser et à implémenter une base de données pour gérer les informations sur les parcours de randonnée, en utilisant des approches relationnelles, objet-relationnelles et logiques. Ces différentes méthodes offrent des possibilités variées pour interroger et manipuler les données en fonction des besoins spécifiques des utilisateur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5T04:18:18.549000000</meta:creation-date>
    <dc:date>2024-04-05T04:30:06.255000000</dc:date>
    <meta:editing-duration>PT11M48S</meta:editing-duration>
    <meta:editing-cycles>1</meta:editing-cycles>
    <meta:document-statistic meta:table-count="0" meta:image-count="0" meta:object-count="0" meta:page-count="2" meta:paragraph-count="39" meta:word-count="690" meta:character-count="4450" meta:non-whitespace-character-count="3825"/>
    <meta:generator>LibreOffice/7.5.0.3$Windows_X86_64 LibreOffice_project/c21113d003cd3efa8c53188764377a8272d9d6de</meta:generator>
  </office:meta>
</office:document-meta>
</file>